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driatica" svg:font-family="Adriatica" style:font-pitch="variable"/>
    <style:font-face style:name="Ivan Filled" svg:font-family="'Ivan Fill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a933" style:font-name="Adriatica" fo:font-size="80pt" officeooo:rsid="001ec3e4" officeooo:paragraph-rsid="001ec3e4" style:font-size-asian="80pt" style:font-size-complex="80pt"/>
    </style:style>
    <style:style style:name="P2" style:family="paragraph" style:parent-style-name="Standard">
      <style:paragraph-properties fo:text-align="center" style:justify-single-word="false"/>
      <style:text-properties fo:color="#00a933" style:font-name="Ivan Filled" fo:font-size="80pt" officeooo:rsid="001ec3e4" officeooo:paragraph-rsid="001f3e1c" style:font-size-asian="80pt" style:font-size-complex="80pt"/>
    </style:style>
    <style:style style:name="P3" style:family="paragraph" style:parent-style-name="Standard">
      <style:paragraph-properties fo:text-align="center" style:justify-single-word="false"/>
      <style:text-properties fo:color="#d174cd" style:font-name="Adriatica" fo:font-size="60pt" officeooo:rsid="001ec3e4" officeooo:paragraph-rsid="001ec3e4" style:font-size-asian="60pt" style:font-size-complex="60pt"/>
    </style:style>
    <style:style style:name="P4" style:family="paragraph" style:parent-style-name="Standard">
      <style:paragraph-properties fo:text-align="center" style:justify-single-word="false"/>
      <style:text-properties fo:color="#d174cd" style:font-name="Ivan Filled" fo:font-size="60pt" officeooo:rsid="001ec3e4" officeooo:paragraph-rsid="001f3e1c" style:font-size-asian="60pt" style:font-size-complex="60pt"/>
    </style:style>
    <style:style style:name="P5" style:family="paragraph" style:parent-style-name="Standard">
      <style:paragraph-properties fo:text-align="center" style:justify-single-word="false"/>
      <style:text-properties fo:color="#729fcf" style:font-name="Adriatica" fo:font-size="96pt" officeooo:rsid="001ec3e4" officeooo:paragraph-rsid="001ec3e4" style:font-size-asian="96pt" style:font-size-complex="96pt"/>
    </style:style>
    <style:style style:name="P6" style:family="paragraph" style:parent-style-name="Standard">
      <style:paragraph-properties fo:text-align="center" style:justify-single-word="false"/>
      <style:text-properties fo:color="#729fcf" style:font-name="Ivan Filled" fo:font-size="96pt" officeooo:rsid="001ec3e4" officeooo:paragraph-rsid="001f3e1c" style:font-size-asian="96pt" style:font-size-complex="96pt"/>
    </style:style>
    <style:style style:name="P7" style:family="paragraph" style:parent-style-name="Standard">
      <style:paragraph-properties fo:text-align="center" style:justify-single-word="false"/>
      <style:text-properties fo:color="#00a933" style:font-name="Adriatica" fo:font-size="32pt" officeooo:rsid="001ec3e4" officeooo:paragraph-rsid="001ec3e4" style:font-size-asian="28pt" style:font-size-complex="32pt"/>
    </style:style>
    <style:style style:name="T1" style:family="text">
      <style:text-properties fo:color="#acb20c" fo:font-size="200pt" style:font-size-asian="200pt" style:font-size-complex="200pt"/>
    </style:style>
    <style:style style:name="T2" style:family="text">
      <style:text-properties fo:color="#e6e905" fo:font-size="200pt" style:font-size-asian="200pt" style:font-size-complex="200pt"/>
    </style:style>
    <style:style style:name="T3" style:family="text">
      <style:text-properties officeooo:rsid="001f3e1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1">MOSCOW <text:span text:style-name="T1">TV</text:span></text:p>
      <text:p text:style-name="P3">LIVE </text:p>
      <text:p text:style-name="P5">TV</text:p>
      <text:p text:style-name="P2">MOSCO<text:span text:style-name="T3">W</text:span><text:span text:style-name="T2">TV</text:span></text:p>
      <text:p text:style-name="P4">LIVE</text:p>
      <text:p text:style-name="P6"><text:soft-page-break/>TV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driatica" svg:font-family="Adriatica" style:font-pitch="variable"/>
    <style:font-face style:name="Ivan Filled" svg:font-family="'Ivan Fill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4T10:00:28.548866567</meta:creation-date>
    <dc:date>2020-10-05T09:36:56.155968579</dc:date>
    <meta:editing-duration>PT18M28S</meta:editing-duration>
    <meta:editing-cycles>3</meta:editing-cycles>
    <meta:generator>LibreOffice/6.4.6.2$Linux_X86_64 LibreOffice_project/40$Build-2</meta:generator>
    <meta:print-date>2020-10-05T09:34:35.634937199</meta:print-date>
    <meta:document-statistic meta:table-count="0" meta:image-count="0" meta:object-count="0" meta:page-count="2" meta:paragraph-count="6" meta:word-count="7" meta:character-count="30" meta:non-whitespace-character-count="28"/>
  </office:meta>
</office:document-meta>
</file>